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4.13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4" style:family="table-row">
      <style:table-row-properties style:row-height="1.50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backlog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">
      <style:text-properties fo:font-size="9pt" style:font-size-asian="9pt" style:font-size-complex="9pt"/>
    </style:style>
    <style:style style:name="ce2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name-asian="Arial Unicode MS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4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5" style:family="table-cell" style:parent-style-name="Default">
      <style:table-cell-properties fo:border="0.002cm solid #000000"/>
    </style:style>
    <style:style style:name="ce4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5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5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font-size="12pt" style:font-size-asian="12pt" style:font-size-complex="12pt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12pt" style:font-size-asian="12pt" style:font-size-complex="12pt"/>
    </style:style>
    <style:style style:name="ce5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font-size="12pt" style:font-size-asian="12pt" style:font-size-complex="12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1 &amp; 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_1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0" office:value-type="string">
            <text:p>Sprint backlog 1</text:p>
          </table:table-cell>
          <table:table-cell table:style-name="ce25" table:number-columns-repeated="3"/>
          <table:table-cell table:style-name="ce33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1" office:value-type="string">
            <text:p>Story</text:p>
          </table:table-cell>
          <table:table-cell table:style-name="ce21" office:value-type="string">
            <text:p>Task</text:p>
          </table:table-cell>
          <table:table-cell table:style-name="ce30" office:value-type="string">
            <text:p>Day 1</text:p>
          </table:table-cell>
          <table:table-cell table:style-name="ce30" office:value-type="string">
            <text:p>Day 2</text:p>
          </table:table-cell>
          <table:table-cell table:style-name="ce21" office:value-type="string">
            <text:p>Day 3</text:p>
          </table:table-cell>
          <table:table-cell table:style-name="ce36" office:value-type="string">
            <text:p>Estimated time</text:p>
          </table:table-cell>
          <table:table-cell table:style-name="ce36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22" office:value-type="string" table:number-columns-spanned="1" table:number-rows-spanned="4">
            <text:p>Registrera nya medlemmar med förnamn, efternamn och telefonnummer, ett unikt medlemsnummer skall automatiskt tilldelas medlemmarna.</text:p>
          </table:table-cell>
          <table:table-cell table:style-name="ce26" office:value-type="string">
            <text:p>Förberedelser: installera mamp, skapa php-projekt samt mySQL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table:formula="of:=SUM([.C5:.E5])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Skapa XHTML med knappval för användare av registr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number-columns-repeated="2" table:style-name="ce35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Felkorrigering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35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9">
          <table:table-cell/>
          <table:table-cell table:style-name="ce27" office:value-type="string">
            <text:p>Actual time remaining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8" table:formula="of:=SUM([.F4:.F7])" office:value-type="float" office:value="5">
            <text:p>5</text:p>
          </table:table-cell>
          <table:table-cell table:style-name="ce38" office:value-type="float" office:value="9">
            <text:p>9</text:p>
          </table:table-cell>
          <table:table-cell table:number-columns-repeated="1017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4"/>
          <table:table-cell table:style-name="ce29" office:value-type="string">
            <text:p>Ideal time remaining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_1'.B27" table:end-x="10.949cm" table:end-y="0.344cm" draw:z-index="0" draw:name="Diagram 1" draw:style-name="gr1" draw:text-style-name="P1" svg:width="13.58cm" svg:height="6.705cm" svg:x="3.7cm" svg:y="0.134cm">
              <draw:object draw:notify-on-update-of-ranges="'Sprint backlog 1_1'.B10:'Sprint backlog 1_1'.B10 'Sprint backlog 1_1'.C10:'Sprint backlog 1_1'.E10 'Sprint backlog 1_1'.B8:'Sprint backlog 1_1'.B8 'Sprint backlog 1_1'.C8:'Sprint backlog 1_1'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_2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0" office:value-type="string">
            <text:p>Sprint backlog 1</text:p>
          </table:table-cell>
          <table:table-cell table:style-name="ce25" table:number-columns-repeated="3"/>
          <table:table-cell table:style-name="ce33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1" office:value-type="string">
            <text:p>Story</text:p>
          </table:table-cell>
          <table:table-cell table:style-name="ce21" office:value-type="string">
            <text:p>Task</text:p>
          </table:table-cell>
          <table:table-cell table:style-name="ce30" office:value-type="string">
            <text:p>Day 1</text:p>
          </table:table-cell>
          <table:table-cell table:style-name="ce30" office:value-type="string">
            <text:p>Day 2</text:p>
          </table:table-cell>
          <table:table-cell table:style-name="ce21" office:value-type="string">
            <text:p>Day 3</text:p>
          </table:table-cell>
          <table:table-cell table:style-name="ce36" office:value-type="string">
            <text:p>Estimated time</text:p>
          </table:table-cell>
          <table:table-cell table:style-name="ce36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22" office:value-type="string" table:number-columns-spanned="1" table:number-rows-spanned="4">
            <text:p>Registrera nya medlemmar med förnamn, efternamn och telefonnummer, ett unikt medlemsnummer skall automatiskt tilldelas medlemmarna.</text:p>
          </table:table-cell>
          <table:table-cell table:style-name="ce8" office:value-type="string">
            <text:p>Skapa XHTML med knappval för användare av registret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2" table:formula="of:=SUM([.C4:.E4])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Hantera Registrera Ny medlem</text:p>
          </table:table-cell>
          <table:table-cell table:number-columns-repeated="2" table:style-name="ce13" office:value-type="float" office:value="2">
            <text:p>2</text:p>
          </table:table-cell>
          <table:table-cell table:style-name="ce50" office:value-type="float" office:value="0">
            <text:p>0</text:p>
          </table:table-cell>
          <table:table-cell table:style-name="ce50" table:formula="of:=SUM([.C5:.E5])" office:value-type="float" office:value="4">
            <text:p>4</text:p>
          </table:table-cell>
          <table:table-cell table:style-name="ce54" office:value-type="float" office:value="4">
            <text:p>4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42" office:value-type="string">
            <text:p>Tester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SUM([.C6:.E6])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43" office:value-type="string">
            <text:p>Felkorrigering</text:p>
          </table:table-cell>
          <table:table-cell table:number-columns-repeated="2" table:style-name="ce46" office:value-type="float" office:value="0">
            <text:p>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1" office:value-type="string" table:number-columns-spanned="1" table:number-rows-spanned="4">
            <text:p>Få ut en lista på alla medlemmar så att jag enkelt kan få en överblick över alla medlemmar.</text:p>
          </table:table-cell>
          <table:table-cell table:style-name="Default"/>
          <table:table-cell table:style-name="ce13" table:number-columns-repeated="2"/>
          <table:table-cell table:style-name="ce50" table:number-columns-repeated="2"/>
          <table:table-cell table:style-name="ce54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Skriv funktionaliteten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0.5">
            <text:p>0,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,5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44" office:value-type="string">
            <text:p>Tester</text:p>
          </table:table-cell>
          <table:table-cell table:number-columns-repeated="3" table:style-name="ce47" office:value-type="float" office:value="0">
            <text:p>0</text:p>
          </table:table-cell>
          <table:table-cell table:style-name="ce47" office:value-type="float" office:value="0.5">
            <text:p>0,5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45" office:value-type="string">
            <text:p>Felkorrigering</text:p>
          </table:table-cell>
          <table:table-cell table:number-columns-repeated="3" table:style-name="ce47" office:value-type="float" office:value="0">
            <text:p>0</text:p>
          </table:table-cell>
          <table:table-cell table:style-name="ce47" office:value-type="float" office:value="0.5">
            <text:p>0,5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1" office:value-type="string" table:number-columns-spanned="1" table:number-rows-spanned="4">
            <text:p>Ändra på en befintlig medlem så att jag kan korrigera eventuella fel</text:p>
          </table:table-cell>
          <table:table-cell table:style-name="ce8"/>
          <table:table-cell table:style-name="ce47" table:number-columns-repeated="5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Skriv funktionaliteten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0.5">
            <text:p>0,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,5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44" office:value-type="string">
            <text:p>Tester</text:p>
          </table:table-cell>
          <table:table-cell table:number-columns-repeated="5"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45" office:value-type="string">
            <text:p>Felkorrigering</text:p>
          </table:table-cell>
          <table:table-cell table:number-columns-repeated="5" table:style-name="ce48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1" office:value-type="string" table:number-columns-spanned="1" table:number-rows-spanned="4">
            <text:p>Ta bort en befintlig medlem ur registret så att jag inte behöver hålla reda på gamla medlemmar.</text:p>
          </table:table-cell>
          <table:table-cell table:style-name="ce8"/>
          <table:table-cell table:style-name="ce48" table:number-columns-repeated="5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Skriv funktionalitete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5">
            <text:p>0,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,5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44" office:value-type="string">
            <text:p>Tester</text:p>
          </table:table-cell>
          <table:table-cell table:number-columns-repeated="5" table:style-name="ce48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45" office:value-type="string">
            <text:p>Felkorrigering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5">
            <text:p>0,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,5</text:p>
          </table:table-cell>
          <table:table-cell table:number-columns-repeated="1017"/>
        </table:table-row>
        <table:table-row table:style-name="ro6">
          <table:table-cell table:style-name="ce41" office:value-type="string" table:number-columns-spanned="1" table:number-rows-spanned="4">
            <text:p>Se en specifik medlems information på ett tydligt sätt så att jag kan få detaljerad information om en medlem.</text:p>
          </table:table-cell>
          <table:table-cell table:style-name="ce8"/>
          <table:table-cell table:style-name="ce48" table:number-columns-repeated="5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Skriv funktionalitete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5">
            <text:p>0,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,5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44" office:value-type="string">
            <text:p>Tester</text:p>
          </table:table-cell>
          <table:table-cell table:number-columns-repeated="5" table:style-name="ce48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45" office:value-type="string">
            <text:p>Felkorrigering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5">
            <text:p>0,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,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8"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Sprint backlog 1_2'.B40" table:end-x="9.167cm" table:end-y="0.277cm" draw:z-index="0" draw:name="Diagram 1" draw:style-name="gr1" draw:text-style-name="P1" svg:width="13.58cm" svg:height="6.751cm" svg:x="1.918cm" svg:y="0.021cm">
              <draw:object draw:notify-on-update-of-ranges="'Sprint backlog 1_2'.B11:'Sprint backlog 1_2'.B11 'Sprint backlog 1_2'.C26:'Sprint backlog 1_2'.E26 'Sprint backlog 1_2'.B10:'Sprint backlog 1_2'.B10 'Sprint backlog 1_2'.C24:'Sprint backlog 1_2'.E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32" office:value-type="float" office:value="6">
            <text:p>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2014-01-15</text:date>, <text:time>16:00:2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5T16:00:26</dc:date>
    <meta:generator>OpenOffice.org/3.4.1$Unix OpenOffice.org_project/341m1$Build-9593</meta:generator>
    <meta:editing-duration>P4DT19H29M1S</meta:editing-duration>
    <meta:editing-cycles>29</meta:editing-cycles>
    <meta:document-statistic meta:table-count="3" meta:cell-count="1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row-mapping="1 0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_1'.B10:'Sprint backlog 1_1'.E10 'Sprint backlog 1_1'.B8:'Sprint backlog 1_1'.E8" chart:data-source-has-labels="column" svg:x="0.721cm" svg:y="1.77cm" svg:width="7.58cm" svg:height="4.382cm">
          <chartooo:coordinate-region svg:x="1.365cm" svg:y="1.967cm" svg:width="6.83cm" svg:height="3.5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_1'.C10:'Sprint backlog 1_1'.E10" chart:label-cell-address="'Sprint backlog 1_1'.B10:'Sprint backlog 1_1'.B10" chart:class="chart:line">
            <chart:data-point chart:repeated="3"/>
          </chart:series>
          <chart:series chart:style-name="ch9" chart:values-cell-range-address="'Sprint backlog 1_1'.C8:'Sprint backlog 1_1'.E8" chart:label-cell-address="'Sprint backlog 1_1'.B8:'Sprint backlog 1_1'.B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_1'.B10:'Sprint backlog 1_1'.B10</svg:desc>
                </draw:g>
              </table:table-cell>
              <table:table-cell office:value-type="float" office:value="6">
                <text:p>6</text:p>
                <draw:g>
                  <svg:desc>'Sprint backlog 1_1'.C10:'Sprint backlog 1_1'.E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_1'.B8:'Sprint backlog 1_1'.B8</svg:desc>
                </draw:g>
              </table:table-cell>
              <table:table-cell office:value-type="float" office:value="8">
                <text:p>8</text:p>
                <draw:g>
                  <svg:desc>'Sprint backlog 1_1'.C8:'Sprint backlog 1_1'.E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52cm" xlink:href=".." xlink:type="simple" chart:class="chart:line" chart:style-name="ch1">
        <chart:title svg:x="4.24cm" svg:y="0.27cm" chart:style-name="ch2">
          <text:p>Burndown chart</text:p>
        </chart:title>
        <chart:legend chart:legend-position="end" svg:x="10.09cm" svg:y="2.832cm" style:legend-expansion="high" chart:style-name="ch3"/>
        <chart:plot-area chart:style-name="ch4" table:cell-range-address="'Sprint backlog 1_2'.B10:'Sprint backlog 1_2'.B11 'Sprint backlog 1_2'.C26:'Sprint backlog 1_2'.E26 'Sprint backlog 1_2'.C24:'Sprint backlog 1_2'.E24" chart:data-source-has-labels="column" svg:x="0.721cm" svg:y="1.774cm" svg:width="8.827cm" svg:height="4.423cm">
          <chartooo:coordinate-region svg:x="1.18cm" svg:y="1.971cm" svg:width="8.262cm" svg:height="3.58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_2'.C26:'Sprint backlog 1_2'.E26" chart:label-cell-address="'Sprint backlog 1_2'.B11:'Sprint backlog 1_2'.B11" chart:class="chart:line">
            <chart:data-point chart:repeated="3"/>
          </chart:series>
          <chart:series chart:style-name="ch9" chart:values-cell-range-address="'Sprint backlog 1_2'.C24:'Sprint backlog 1_2'.E24" chart:label-cell-address="'Sprint backlog 1_2'.B10:'Sprint backlog 1_2'.B1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Felkorrigering</text:p>
                <draw:g>
                  <svg:desc>'Sprint backlog 1_2'.B11:'Sprint backlog 1_2'.B11</svg:desc>
                </draw:g>
              </table:table-cell>
              <table:table-cell office:value-type="float" office:value="6">
                <text:p>6</text:p>
                <draw:g>
                  <svg:desc>'Sprint backlog 1_2'.C26:'Sprint backlog 1_2'.E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er</text:p>
                <draw:g>
                  <svg:desc>'Sprint backlog 1_2'.B10:'Sprint backlog 1_2'.B10</svg:desc>
                </draw:g>
              </table:table-cell>
              <table:table-cell office:value-type="float" office:value="6">
                <text:p>6</text:p>
                <draw:g>
                  <svg:desc>'Sprint backlog 1_2'.C24:'Sprint backlog 1_2'.E2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